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онтрольные вопросы к главе 1</text:p>
      <text:p text:style-name="Standard"/>
      <text:p text:style-name="Standard">1.1.</text:p>
      <text:p text:style-name="Standard">a) Apple</text:p>
      <text:p text:style-name="Standard">b) IBM PC</text:p>
      <text:p text:style-name="Standard">c) программным обеспечением / программамми</text:p>
      <text:p text:style-name="Standard">d) вводный, выходной, блок памяти, арифметико-логическое устройство (АЛУ), центральное процессорное устройство (ЦПУ),</text:p>
      <text:p text:style-name="Standard">вспомогательных запоминающих устройств.</text:p>
      <text:p text:style-name="Standard">e) машинные языки, языки ассемблера и языки высокого уровня</text:p>
      <text:p text:style-name="Standard">f) компиляторы</text:p>
      <text:p text:style-name="Standard">g) UNIX</text:p>
      <text:p text:style-name="Standard">h) Pascal</text:p>
      <text:p text:style-name="Standard">i) многопоточностью / многозадочностью</text:p>
      <text:p text:style-name="Standard"/>
      <text:p text:style-name="Standard">1.2.</text:p>
      <text:p text:style-name="Standard">a) редактора</text:p>
      <text:p text:style-name="Standard">b) препроцессора</text:p>
      <text:p text:style-name="Standard">c) линкер / компоновщик</text:p>
      <text:p text:style-name="Standard">d) загрузчик</text:p>
      <text:p text:style-name="Standard"/>
      <text:p text:style-name="Standard">1.3.</text:p>
      <text:p text:style-name="Standard">a) инкапсуляции / сокрытия информации</text:p>
      <text:p text:style-name="Standard">b) Class</text:p>
      <text:p text:style-name="Standard">c) ассоциация</text:p>
      <text:p text:style-name="Standard">d) дизайном / объектно-ориентированным анализом и проектированием</text:p>
      <text:p text:style-name="Standard">e) наследования</text:p>
      <text:p text:style-name="Standard">f) UML</text:p>
      <text:p text:style-name="Standard">g) атрибутами</text:p>
      <text:p text:style-name="Standard"/>
      <text:p text:style-name="Standard">Упражнения глава 1</text:p>
      <text:p text:style-name="Standard"/>
      <text:p text:style-name="Standard">1.4.</text:p>
      <text:p text:style-name="Standard">a) hardware</text:p>
      <text:p text:style-name="Standard">b) software</text:p>
      <text:p text:style-name="Standard">c) hardware</text:p>
      <text:p text:style-name="Standard">d) software</text:p>
      <text:p text:style-name="Standard">e) hardware</text:p>
      <text:p text:style-name="Standard">f) software</text:p>
      <text:p text:style-name="Standard"/>
      <text:p text:style-name="Standard">1.5.</text:p>
      <text:p text:style-name="Standard">a) Унификация, переносимость. Машинно-зависимый нужен когда уникальность оборудования, ограниченность ресурсов.</text:p>
      <text:p text:style-name="Standard"/>
      <text:p text:style-name="Standard">1.6.</text:p>
      <text:p text:style-name="Standard">a) вводной блок</text:p>
      <text:p text:style-name="Standard">b) программирование</text:p>
      <text:p text:style-name="Standard">c) Assembler</text:p>
      <text:p text:style-name="Standard">d) АЛУ</text:p>
      <text:p text:style-name="Standard">e) блок памяти</text:p>
      <text:p text:style-name="Standard">f) ЦПУ</text:p>
      <text:p text:style-name="Standard">g) АЛУ</text:p>
      <text:p text:style-name="Standard"><text:soft-page-break/>h) высокий</text:p>
      <text:p text:style-name="Standard">i) машинный</text:p>
      <text:p text:style-name="Standard">j) АЛУ</text:p>
      <text:p text:style-name="Standard"/>
      <text:p text:style-name="Standard">1.7. ООП позволяет разрабатывать большие программы быстрее, качественнее и их легче поддерживать, развивать. </text:p>
      <text:p text:style-name="Standard"><text:s text:c="5"/>С++ популярным стал потому что сохранил обратную совместимость с Си и почти такую же скорость.</text:p>
      <text:p text:style-name="Standard">1.8. Фатальная - это когда программа падает на процессе компиляция и не может быть собрана. Не-фатальная - </text:p>
      <text:p text:style-name="Standard"><text:s text:c="4"/>программа компиллируется и работает, но в процессе рабыто выдаёт ошибочные данные. И это вредно при использовании </text:p>
      <text:p text:style-name="Standard"><text:s text:c="4"/>этой программы.</text:p>
      <text:p text:style-name="Standard"><text:s text:c="4"/></text:p>
      <text:p text:style-name="Standard">1.9.</text:p>
      <text:p text:style-name="Standard">a) потому что классы состоят изфункций, которые описаны структурно.</text:p>
      <text:p text:style-name="Standard">b) ???</text:p>
      <text:p text:style-name="Standard">с) действия</text:p>
      <text:p text:style-name="Standard">d) регуляторы громкости и настройки, включения и выключения</text:p>
      <text:p text:style-name="Standard"/>
      <text:p text:style-name="Standard">1.10 Класс: Наручные часы. Атрибуты: Круглые, стальные, толстые, тяжелые. Завод, ход, остановка. Часы механические. </text:p>
      <text:p text:style-name="Standard"><text:s text:c="5"/>Скрытый механизм. Данные: дни, часы, минуты, секун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7:04:06.056560117</meta:creation-date>
    <dc:date>2019-12-16T17:06:11.777478343</dc:date>
    <meta:editing-duration>PT2M8S</meta:editing-duration>
    <meta:editing-cycles>2</meta:editing-cycles>
    <meta:generator>LibreOffice/6.0.7.3$Linux_x86 LibreOffice_project/00m0$Build-3</meta:generator>
    <meta:document-statistic meta:table-count="0" meta:image-count="0" meta:object-count="0" meta:page-count="2" meta:paragraph-count="59" meta:word-count="240" meta:character-count="1692" meta:non-whitespace-character-count="1484"/>
  </office:meta>
</office:document-meta>
</file>